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d13dc" officeooo:paragraph-rsid="001d13dc"/>
    </style:style>
    <style:style style:name="P2" style:family="paragraph" style:parent-style-name="Standard">
      <style:text-properties fo:language="fr" fo:country="FR" officeooo:rsid="001d5a66" officeooo:paragraph-rsid="001d5a66"/>
    </style:style>
    <style:style style:name="P3" style:family="paragraph" style:parent-style-name="Standard">
      <style:text-properties fo:language="fr" fo:country="FR" officeooo:rsid="0020e2a9" officeooo:paragraph-rsid="0020e2a9"/>
    </style:style>
    <style:style style:name="P4" style:family="paragraph" style:parent-style-name="Standard">
      <style:text-properties fo:language="fr" fo:country="FR" officeooo:rsid="00228636" officeooo:paragraph-rsid="00228636"/>
    </style:style>
    <style:style style:name="P5" style:family="paragraph" style:parent-style-name="Standard">
      <style:text-properties fo:language="fr" fo:country="FR" officeooo:rsid="0020e2a9" officeooo:paragraph-rsid="0020e2a9"/>
    </style:style>
    <style:style style:name="P6" style:family="paragraph" style:parent-style-name="Standard">
      <style:text-properties fo:language="fr" fo:country="FR" officeooo:rsid="0020e2a9" officeooo:paragraph-rsid="0025bd83"/>
    </style:style>
    <style:style style:name="P7" style:family="paragraph" style:parent-style-name="Standard">
      <style:text-properties fo:language="fr" fo:country="FR" officeooo:rsid="0023ddd0" officeooo:paragraph-rsid="0023ddd0"/>
    </style:style>
    <style:style style:name="P8" style:family="paragraph" style:parent-style-name="Standard">
      <style:text-properties fo:language="fr" fo:country="FR" officeooo:rsid="00228636" officeooo:paragraph-rsid="0025bd83"/>
    </style:style>
    <style:style style:name="P9" style:family="paragraph" style:parent-style-name="Standard">
      <style:text-properties fo:language="fr" fo:country="FR" officeooo:rsid="001d13dc" officeooo:paragraph-rsid="001d13dc"/>
    </style:style>
    <style:style style:name="P10" style:family="paragraph" style:parent-style-name="Standard">
      <style:text-properties fo:language="fr" fo:country="FR" officeooo:rsid="0025f319" officeooo:paragraph-rsid="0025f319"/>
    </style:style>
    <style:style style:name="P11" style:family="paragraph" style:parent-style-name="Standard">
      <style:text-properties fo:language="fr" fo:country="FR" officeooo:rsid="001d5a66" officeooo:paragraph-rsid="001d5a66"/>
    </style:style>
    <style:style style:name="P12" style:family="paragraph" style:parent-style-name="Standard">
      <style:paragraph-properties fo:text-align="center" style:justify-single-word="false"/>
      <style:text-properties fo:font-size="20pt" fo:language="fr" fo:country="FR" fo:font-weight="bold" officeooo:rsid="0025f319" officeooo:paragraph-rsid="0025f319" style:font-size-asian="20pt" style:font-weight-asian="bold" style:font-size-complex="20pt" style:font-weight-complex="bold"/>
    </style:style>
    <style:style style:name="P13" style:family="paragraph" style:parent-style-name="Standard">
      <style:text-properties fo:color="#ce181e" fo:language="fr" fo:country="FR" fo:font-weight="bold" officeooo:rsid="001d5a66" officeooo:paragraph-rsid="001d5a66" style:font-weight-asian="bold" style:font-weight-complex="bold"/>
    </style:style>
    <style:style style:name="P14" style:family="paragraph" style:parent-style-name="Standard">
      <style:text-properties officeooo:paragraph-rsid="0020e2a9"/>
    </style:style>
    <style:style style:name="T1" style:family="text">
      <style:text-properties officeooo:rsid="00228636"/>
    </style:style>
    <style:style style:name="T2" style:family="text">
      <style:text-properties fo:language="fr" fo:country="FR" officeooo:rsid="0020e2a9"/>
    </style:style>
    <style:style style:name="T3" style:family="text">
      <style:text-properties fo:language="fr" fo:country="FR" officeooo:rsid="0025f319"/>
    </style:style>
    <style:style style:name="T4" style:family="text">
      <style:text-properties officeooo:rsid="001d13dc"/>
    </style:style>
    <style:style style:name="T5" style:family="text">
      <style:text-properties officeooo:rsid="0025f319"/>
    </style:style>
    <style:style style:name="T6" style:family="text">
      <style:text-properties officeooo:rsid="00264a34"/>
    </style:style>
    <style:style style:name="T7" style:family="text">
      <style:text-properties style:text-position="sub 58%" officeooo:rsid="0027772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GUYOT Sacha<text:line-break/>RIVAL Gaëtan</text:p>
      <text:p text:style-name="P1"/>
      <text:p text:style-name="P12">APD - DM</text:p>
      <text:p text:style-name="P1"/>
      <text:p text:style-name="P2">1/ <text:span text:style-name="T5">Voir le c</text:span>ode <text:span text:style-name="T5">dans l’archive.</text:span></text:p>
      <text:p text:style-name="P1"/>
      <text:p text:style-name="P1">2/ C’est un algorithme d’élection.<text:line-break/>Sûreté : À tout moment, au maximum un processus a sa variable output à vrai.<text:line-break/>Vivacité : Un processus est élu en temps fini.</text:p>
      <text:p text:style-name="P1"/>
      <text:p text:style-name="P13">3/ Code : Anneaux croissant, décroissant, +-+-, aléatoire, taille 1-2-3-4-5-6-10-15</text:p>
      <text:p text:style-name="P2"/>
      <text:p text:style-name="P2">4/<text:line-break/>a/ <text:span text:style-name="T5">Non.<text:line-break/></text:span>Pour <text:span text:style-name="T5">que le processus courant reste</text:span> actif, le processus actif précédent doit être le plus petit <text:span text:style-name="T5">parmi le processus courant et l</text:span>es 2 précédents :</text:p>
      <text:p text:style-name="P10">On considère les processus actifs A, B, C et D (A précède B qui précède C qui précède D)</text:p>
      <text:p text:style-name="P14"><text:span text:style-name="T2">Si </text:span><text:span text:style-name="T3">C</text:span><text:span text:style-name="T2"> reste actif, </text:span><text:span text:style-name="T3">B est le plus petit de ABC, donc C</text:span><text:span text:style-name="T2"> est plus grand que </text:span><text:span text:style-name="T3">B</text:span><text:span text:style-name="T2"> et il ne sera pas le plus petit de </text:span><text:span text:style-name="T3">BCD</text:span><text:span text:style-name="T2"> donc </text:span><text:span text:style-name="T3">D</text:span><text:span text:style-name="T2"> deviendra inactif.</text:span></text:p>
      <text:p text:style-name="P10">Deux processus actifs consécutifs ne peuvent donc pas rester actifs tous les deux à la fin du tour.<text:line-break/>Par contre ils peuvent devenir tous deux inactifs (par exemple si A = 1, B = 2, C = 3 et D = 4, alors C et D deviendront tous deux inactifs).</text:p>
      <text:p text:style-name="P3"/>
      <text:p text:style-name="P3">b/ Non :</text:p>
      <text:p text:style-name="P3">- Pour qu’un processus prenne le tag d’un autre il doit le suivre immédiatement, <text:span text:style-name="T6">les deux étant actifs.</text:span></text:p>
      <text:p text:style-name="P3">- Deux processus actifs consécutifs ne peuvent pas rester tous les <text:span text:style-name="T6">deux</text:span> actifs <text:span text:style-name="T6">à la fin du tour.</text:span></text:p>
      <text:p text:style-name="P6">→ <text:span text:style-name="T4">À</text:span> la fin d’un tour, <text:span text:style-name="T6">chaque</text:span> tag ne peut être porté que par un processus <text:span text:style-name="T6">au maximum.</text:span></text:p>
      <text:p text:style-name="P3"/>
      <text:p text:style-name="P3">c/ <text:span text:style-name="T1">Pour devenir passif, le tag du processus précédent doit être plus grand que celui du processus courant ou que celui du processus N-2 (précédent du précédent).</text:span></text:p>
      <text:p text:style-name="P7">Quel<text:span text:style-name="T6">le</text:span> que soit la disposition, i<text:span text:style-name="T6">l</text:span> reste toujours au moins un processus tel que son <text:span text:style-name="T6">premier </text:span>voisin actif <text:span text:style-name="T6">a le plus petit tag entre le sien, celui du processus courant et celui du processus N-2.</text:span></text:p>
      <text:p text:style-name="P3"/>
      <text:p text:style-name="P8">5/ <text:span text:style-name="T4">À chaque tour, au maximum un processus sur 2 reste actif (dans le cas ou les ID donnent une structure en dents de scie). On a donc au maximum log</text:span><text:span text:style-name="T7">2</text:span><text:span text:style-name="T4">(n) tours. À chaque tour, on a au maximum 2n messages, ce qui donne 2n*log(n) messages au total au maximum, soit O( n*log(n) ).</text:span></text:p>
      <text:p text:style-name="P4"/>
      <text:p text:style-name="P4">6/ <text:span text:style-name="T6">C’est un a</text:span>lgo<text:span text:style-name="T6">rithme</text:span> d’élection sûr et vivace avec une complexité <text:span text:style-name="T6">dans le pire cas</text:span> en n*log(n) <text:span text:style-name="T6">messages, </text:span>là où n*log(n) est la complexité du meilleur cas pour <text:span text:style-name="T6">l’algorithme de</text:span> Le Lann optimisé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00:40:20.806576545</meta:creation-date>
    <dc:date>2020-02-28T23:51:54.073223820</dc:date>
    <meta:editing-duration>PT24M4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7" meta:word-count="387" meta:character-count="2041" meta:non-whitespace-character-count="1671"/>
  </office:meta>
</office:document-meta>
</file>